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0%" draw:textarea-horizontal-align="justify" draw:textarea-vertical-align="top" draw:auto-grow-height="false" fo:min-height="11.75cm" fo:min-width="5.5cm"/>
      <style:paragraph-properties style:writing-mode="lr-tb"/>
    </style:style>
    <style:style style:name="gr2" style:family="graphic" style:parent-style-name="standard">
      <style:graphic-properties draw:opacity="40%" draw:textarea-horizontal-align="justify" draw:textarea-vertical-align="middle" draw:auto-grow-height="false" fo:min-height="0.5cm" fo:min-width="3.5cm"/>
      <style:paragraph-properties style:writing-mode="lr-tb"/>
    </style:style>
    <style:style style:name="gr3" style:family="graphic" style:parent-style-name="standard">
      <style:graphic-properties svg:stroke-width="0.028cm" svg:stroke-color="#5b277d" draw:marker-start-width="0.242cm" draw:marker-end-width="0.242cm" draw:fill="none" draw:textarea-vertical-align="middle" draw:auto-grow-height="false" fo:min-height="4.7cm" fo:min-width="0cm" fo:padding-top="0.139cm" fo:padding-bottom="0.139cm" fo:padding-left="0.264cm" fo:padding-right="0.264cm" fo:wrap-option="wrap"/>
    </style:style>
    <style:style style:name="gr4" style:family="graphic" style:parent-style-name="objectwithoutfill">
      <style:graphic-properties svg:stroke-width="0.028cm" svg:stroke-color="#5b277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5b277d" draw:fill-color="#8e86ae" draw:opacity="40%" draw:textarea-horizontal-align="justify" draw:textarea-vertical-align="middle" draw:auto-grow-height="false" fo:min-height="0.428cm" fo:min-width="3.428cm"/>
      <style:paragraph-properties style:writing-mode="lr-tb"/>
    </style:style>
    <style:style style:name="gr6" style:family="graphic" style:parent-style-name="standard">
      <style:graphic-properties svg:stroke-color="#5b277d" draw:fill-color="#8e86ae" draw:opacity="20%" draw:textarea-horizontal-align="justify" draw:textarea-vertical-align="top" draw:auto-grow-height="false" fo:min-height="4.75cm" fo:min-width="4.5cm"/>
      <style:paragraph-properties style:writing-mode="lr-tb"/>
    </style:style>
    <style:style style:name="gr7" style:family="graphic" style:parent-style-name="standard">
      <style:graphic-properties svg:stroke-color="#5b277d" draw:fill-color="#8e86ae" draw:opacity="40%" draw:textarea-horizontal-align="justify" draw:textarea-vertical-align="middle" draw:auto-grow-height="false" fo:min-height="0.5cm" fo:min-width="3.5cm"/>
      <style:paragraph-properties style:writing-mode="lr-tb"/>
    </style:style>
    <style:style style:name="gr8" style:family="graphic" style:parent-style-name="objectwithoutfill">
      <style:graphic-properties svg:stroke-width="0.028cm" svg:stroke-color="#5b277d" draw:marker-start-width="0.242cm" draw:marker-end="Extrémités_20_de_20_flèche_20_1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svg:stroke-color="#ed4c05" draw:fill-color="#ff7b59" draw:opacity="40%" draw:textarea-horizontal-align="justify" draw:textarea-vertical-align="middle" draw:auto-grow-height="false" fo:min-height="0.655cm" fo:min-width="3.404cm"/>
      <style:paragraph-properties style:writing-mode="lr-tb"/>
    </style:style>
    <style:style style:name="gr11" style:family="graphic" style:parent-style-name="objectwithoutfill">
      <style:graphic-properties svg:stroke-width="0.028cm" svg:stroke-color="#ed4c0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ed4c05" draw:marker-start-width="0.242cm" draw:marker-end="Extrémités_20_de_20_flèche_20_1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color="#ed4c05" draw:fill-color="#ff7b59" draw:opacity="20%" draw:textarea-horizontal-align="justify" draw:textarea-vertical-align="top" draw:auto-grow-height="false" fo:min-height="2.05cm" fo:min-width="9.49cm"/>
      <style:paragraph-properties style:writing-mode="lr-tb"/>
    </style:style>
    <style:style style:name="gr14" style:family="graphic" style:parent-style-name="standard">
      <style:graphic-properties svg:stroke-color="#ed4c05" draw:fill-color="#ff7b59" draw:opacity="40%" draw:textarea-horizontal-align="justify" draw:textarea-vertical-align="middle" draw:auto-grow-height="false" fo:min-height="0.5cm" fo:min-width="3.5cm"/>
      <style:paragraph-properties style:writing-mode="lr-tb"/>
    </style:style>
    <style:style style:name="gr15" style:family="graphic" style:parent-style-name="objectwithoutfill">
      <style:graphic-properties svg:stroke-width="0.028cm" svg:stroke-color="#5b277d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svg:stroke-color="#5b277d" draw:marker-start="Extrémités_20_de_20_flèche_20_1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draw:fill="none" fo:min-height="0.361cm"/>
      <style:paragraph-properties style:writing-mode="lr-tb"/>
    </style:style>
    <style:style style:name="gr18" style:family="graphic" style:parent-style-name="objectwithoutfill">
      <style:graphic-properties draw:stroke="dash" draw:stroke-dash="Double_20_Dash_20__28_Rounded_29_" svg:stroke-width="0.028cm" svg:stroke-color="#ed4c05" draw:marker-start="Extrémités_20_de_20_flèche_20_1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draw:stroke="dash" draw:stroke-dash="Double_20_Dash_20__28_Rounded_29_" svg:stroke-width="0.028cm" svg:stroke-color="#ed4c05" draw:marker-start-width="0.242cm" draw:marker-end="" draw:marker-end-width="0.242cm" svg:stroke-linecap="round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21" style:family="graphic" style:parent-style-name="standard">
      <style:graphic-properties draw:stroke="dash" draw:stroke-dash="Long_20_Dash" svg:stroke-linecap="butt" draw:opacity="20%" draw:textarea-horizontal-align="justify" draw:textarea-vertical-align="middle" draw:auto-grow-height="false" fo:min-height="0.75cm" fo:min-width="3.5cm"/>
      <style:paragraph-properties style:writing-mode="lr-tb"/>
    </style:style>
    <style:style style:name="gr22" style:family="graphic" style:parent-style-name="objectwithoutfill">
      <style:graphic-properties svg:stroke-width="0.028cm" svg:stroke-color="#ed4c05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opacity="20%"/>
      <style:paragraph-properties fo:text-align="center" style:writing-mode="lr-tb"/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 style:writing-mode="lr-tb"/>
      <style:text-properties style:font-name="Linux Libertine" fo:font-size="11pt" style:font-size-asian="11pt" style:font-size-complex="11pt"/>
    </style:style>
    <style:style style:name="P4" style:family="paragraph">
      <loext:graphic-properties draw:opacity="40%"/>
      <style:paragraph-properties fo:text-align="center" style:writing-mode="lr-tb"/>
      <style:text-properties style:font-name="Linux Libertine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e86ae" draw:opacity="40%"/>
      <style:paragraph-properties fo:text-align="center" style:writing-mode="lr-tb"/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 style:writing-mode="lr-tb"/>
      <style:text-properties style:font-name="Linux Libertine" fo:font-size="11pt" fo:font-style="italic" style:font-size-asian="11pt" style:font-style-asian="italic" style:font-size-complex="11pt" style:font-style-complex="italic"/>
    </style:style>
    <style:style style:name="P8" style:family="paragraph">
      <loext:graphic-properties draw:fill-color="#8e86ae" draw:opacity="20%"/>
      <style:paragraph-properties fo:text-align="center" style:writing-mode="lr-tb"/>
      <style:text-properties style:font-name="Linux Libertine" fo:font-size="11pt" fo:font-style="italic" style:font-size-asian="11pt" style:font-style-asian="italic" style:font-size-complex="11pt" style:font-style-complex="italic"/>
    </style:style>
    <style:style style:name="P9" style:family="paragraph">
      <loext:graphic-properties draw:fill-color="#8e86ae" draw:opacity="40%"/>
      <style:paragraph-properties fo:text-align="center" style:writing-mode="lr-tb"/>
      <style:text-properties style:font-name="Linux Libertine" fo:font-size="11pt" style:font-size-asian="11pt" style:font-size-complex="11pt"/>
    </style:style>
    <style:style style:name="P10" style:family="paragraph">
      <style:paragraph-properties fo:text-align="center"/>
      <style:text-properties style:font-name="Linux Libertine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nux Libertine" fo:font-size="9pt" style:font-size-asian="9pt" style:font-size-complex="9pt"/>
    </style:style>
    <style:style style:name="P12" style:family="paragraph">
      <style:paragraph-properties fo:text-align="center" style:writing-mode="lr-tb"/>
      <style:text-properties style:font-name="Linux Libertine"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-color="#ff7b59" draw:opacity="40%"/>
      <style:paragraph-properties fo:text-align="center" style:writing-mode="lr-tb"/>
      <style:text-properties style:font-name="Linux Libertine" fo:font-size="10.5pt" fo:font-weight="normal" style:font-size-asian="10.5pt" style:font-weight-asian="normal" style:font-size-complex="10.5pt" style:font-weight-complex="normal"/>
    </style:style>
    <style:style style:name="P14" style:family="paragraph">
      <style:paragraph-properties fo:text-align="start" style:writing-mode="lr-tb"/>
      <style:text-properties style:font-name="Linux Libertine" fo:font-size="11pt" fo:font-style="italic" style:font-size-asian="11pt" style:font-style-asian="italic" style:font-size-complex="11pt" style:font-style-complex="italic"/>
    </style:style>
    <style:style style:name="P15" style:family="paragraph">
      <loext:graphic-properties draw:fill-color="#ff7b59" draw:opacity="20%"/>
      <style:paragraph-properties fo:text-align="start" style:writing-mode="lr-tb"/>
      <style:text-properties style:font-name="Linux Libertine" fo:font-size="11pt" fo:font-style="italic" style:font-size-asian="11pt" style:font-style-asian="italic" style:font-size-complex="11pt" style:font-style-complex="italic"/>
    </style:style>
    <style:style style:name="P16" style:family="paragraph">
      <loext:graphic-properties draw:fill-color="#ff7b59" draw:opacity="40%"/>
      <style:paragraph-properties fo:text-align="center" style:writing-mode="lr-tb"/>
      <style:text-properties style:font-name="Linux Libertine" fo:font-size="11pt" style:font-size-asian="11pt" style:font-size-complex="11pt"/>
    </style:style>
    <style:style style:name="P17" style:family="paragraph">
      <loext:graphic-properties draw:fill="none"/>
      <style:paragraph-properties fo:text-align="center" style:writing-mode="lr-tb"/>
      <style:text-properties style:font-name="Linux Libertine" fo:font-size="9pt" style:font-size-asian="9pt" style:font-size-complex="9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d4c05" loext:opacity="100%" style:font-name="Linux Libertine G" fo:font-size="9pt" style:font-size-asian="9pt" style:font-size-complex="9pt"/>
    </style:style>
    <style:style style:name="P20" style:family="paragraph">
      <loext:graphic-properties draw:fill-color="#ff7b59" draw:opacity="20%"/>
      <style:paragraph-properties fo:text-align="center" style:writing-mode="lr-tb"/>
      <style:text-properties style:font-name="Linux Libertine" fo:font-size="11pt" fo:font-style="italic" style:font-size-asian="11pt" style:font-style-asian="italic" style:font-size-complex="11pt" style:font-style-complex="italic"/>
    </style:style>
    <style:style style:name="P21" style:family="paragraph">
      <loext:graphic-properties draw:opacity="20%"/>
      <style:paragraph-properties fo:text-align="center" style:writing-mode="lr-tb"/>
      <style:text-properties style:font-name="Linux Libertine" fo:font-size="11pt" style:font-size-asian="11pt" style:font-size-complex="11pt"/>
    </style:style>
    <style:style style:name="T1" style:family="tex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nux Libertin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inux Libertine" fo:font-size="11pt" style:font-size-asian="11pt" style:font-size-complex="11pt"/>
    </style:style>
    <style:style style:name="T4" style:family="text">
      <style:text-properties style:font-name="Linux Libertine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Linux Libertine" fo:font-size="9pt" style:font-size-asian="9pt" style:font-size-complex="9pt"/>
    </style:style>
    <style:style style:name="T6" style:family="text">
      <style:text-properties style:font-name="Linux Libertine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ed4c05" loext:opacity="100%" style:font-name="Linux Libertine" fo:font-size="9pt" style:font-size-asian="9pt" style:font-size-complex="9pt"/>
    </style:style>
    <style:style style:name="T8" style:family="text">
      <style:text-properties fo:color="#ed4c05" loext:opacity="100%" style:font-name="Linux Libertine G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6cm" svg:height="12cm" svg:x="1.005cm" svg:y="1cm">
            <text:p text:style-name="P1"><text:span text:style-name="T1">HadCM3B</text:span></text:p>
            <text:p text:style-name="P1"><text:span text:style-name="T2">Monthly valu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2.5cm">
            <text:p text:style-name="P3"><text:span text:style-name="T3">Temperatur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3.5cm">
            <text:p text:style-name="P3"><text:span text:style-name="T3">Preicipi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4.5cm">
            <text:p text:style-name="P3"><text:span text:style-name="T3">Win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5.5cm">
            <text:p text:style-name="P3"><text:span text:style-name="T3">Cloudines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8cm">
            <text:p text:style-name="P3"><text:span text:style-name="T3">Clear-sky radi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9.2cm">
            <text:p text:style-name="P3"><text:span text:style-name="T3">Global radi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11cm">
            <text:p text:style-name="P3"><text:span text:style-name="T3">Relative humidity ?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5cm" svg:height="5.25cm" svg:x="6.005cm" svg:y="2.2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4" draw:text-style-name="P5" draw:layer="layout" svg:x1="6.505cm" svg:y1="4.87cm" svg:x2="9.005cm" svg:y2="4.87cm">
            <text:p/>
          </draw:line>
          <draw:custom-shape draw:style-name="gr5" draw:text-style-name="P6" draw:layer="layout" svg:width="4cm" svg:height="0.75cm" svg:x="9.005cm" svg:y="4.5cm">
            <text:p text:style-name="P1"><text:span text:style-name="T1">GWGE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5cm" svg:height="5cm" svg:x="16.005cm" svg:y="1.8cm">
            <text:p text:style-name="P7"><text:span text:style-name="T4">Generated daily valu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cm" svg:height="0.75cm" svg:x="16.505cm" svg:y="2.8cm">
            <text:p text:style-name="P3"><text:span text:style-name="T3">Temperatur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cm" svg:height="0.75cm" svg:x="16.505cm" svg:y="3.8cm">
            <text:p text:style-name="P3"><text:span text:style-name="T3">Precipit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cm" svg:height="0.75cm" svg:x="16.505cm" svg:y="4.8cm">
            <text:p text:style-name="P3"><text:span text:style-name="T3">Win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cm" svg:height="0.75cm" svg:x="16.505cm" svg:y="5.8cm">
            <text:p text:style-name="P3"><text:span text:style-name="T3">Cloudiness</text:span></text:p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13.005cm" svg:y1="4.87cm" svg:x2="16.005cm" svg:y2="4.87cm">
            <text:p/>
          </draw:line>
          <draw:frame draw:style-name="gr9" draw:text-style-name="P11" draw:layer="layout" svg:width="4cm" svg:height="0.75cm" svg:x="9.005cm" svg:y="5.25cm">
            <draw:text-box>
              <text:p text:style-name="P10"><text:span text:style-name="T5">Sommer &amp; Kaplan (2017)</text:span></text:p>
            </draw:text-box>
          </draw:frame>
          <draw:custom-shape draw:style-name="gr10" draw:text-style-name="P13" draw:layer="layout" svg:width="4cm" svg:height="1.001cm" svg:x="9.006cm" svg:y="7.85cm">
            <text:p text:style-name="P12"><text:span text:style-name="T6">Trigonometric interpol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5" draw:layer="layout" svg:x1="6.005cm" svg:y1="8.37cm" svg:x2="9.005cm" svg:y2="8.37cm">
            <text:p/>
          </draw:line>
          <draw:line draw:style-name="gr12" draw:text-style-name="P5" draw:layer="layout" svg:x1="13.005cm" svg:y1="8.37cm" svg:x2="16.005cm" svg:y2="8.37cm">
            <text:p/>
          </draw:line>
          <draw:custom-shape draw:style-name="gr13" draw:text-style-name="P15" draw:layer="layout" svg:width="9.99cm" svg:height="2.3cm" svg:x="16.005cm" svg:y="7cm">
            <text:p text:style-name="P14"><text:span text:style-name="T4"><text:s text:c="5"/></text:span><text:span text:style-name="T4">Interpolated daily valu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0.75cm" svg:x="16.505cm" svg:y="8cm">
            <text:p text:style-name="P3"><text:span text:style-name="T3">Clear-sky radia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0.75cm" svg:x="21.505cm" svg:y="8cm">
            <text:p text:style-name="P3"><text:span text:style-name="T3">Global radiation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20.498cm" svg:y1="8.37cm" svg:x2="21.498cm" svg:y2="8.37cm">
            <text:p/>
          </draw:line>
          <draw:line draw:style-name="gr15" draw:text-style-name="P5" draw:layer="layout" svg:x1="20.998cm" svg:y1="6.17cm" svg:x2="23.498cm" svg:y2="6.17cm">
            <text:p/>
          </draw:line>
          <draw:line draw:style-name="gr16" draw:text-style-name="P5" draw:layer="layout" svg:x1="23.505cm" svg:y1="8.01cm" svg:x2="23.505cm" svg:y2="6.16cm">
            <text:p/>
          </draw:line>
          <draw:frame draw:style-name="gr17" draw:text-style-name="P17" draw:layer="layout" svg:width="4cm" svg:height="0.611cm" svg:x="21.605cm" svg:y="8.739cm">
            <draw:text-box>
              <text:p text:style-name="P10"><text:span text:style-name="T5">Kasten &amp; Czeplak (1980)</text:span></text:p>
            </draw:text-box>
          </draw:frame>
          <draw:line draw:style-name="gr18" draw:text-style-name="P5" draw:layer="layout" svg:x1="6.005cm" svg:y1="9.57cm" svg:x2="21.605cm" svg:y2="9.57cm">
            <text:p/>
          </draw:line>
          <draw:line draw:style-name="gr19" draw:text-style-name="P5" draw:layer="layout" svg:x1="21.605cm" svg:y1="9.57cm" svg:x2="21.605cm" svg:y2="8.75cm">
            <text:p/>
          </draw:line>
          <draw:frame draw:style-name="gr20" draw:text-style-name="P19" draw:layer="layout" svg:width="4cm" svg:height="0.75cm" svg:x="10.955cm" svg:y="9.5cm">
            <draw:text-box>
              <text:p text:style-name="P18"><text:span text:style-name="T7">Validation </text:span><text:span text:style-name="T8">?</text:span></text:p>
            </draw:text-box>
          </draw:frame>
          <draw:custom-shape draw:style-name="gr2" draw:text-style-name="P4" draw:layer="layout" svg:width="4cm" svg:height="0.75cm" svg:x="2.005cm" svg:y="6.5cm">
            <text:p text:style-name="P3"><text:span text:style-name="T3">Number of wet days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g>
          <draw:custom-shape draw:style-name="gr1" draw:text-style-name="P2" draw:layer="layout" svg:width="6cm" svg:height="12cm" svg:x="1.005cm" svg:y="1cm">
            <text:p text:style-name="P1"><text:span text:style-name="T1">HadCM3B</text:span></text:p>
            <text:p text:style-name="P1"><text:span text:style-name="T2">Monthly valu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2.5cm">
            <text:p text:style-name="P3"><text:span text:style-name="T3">Temperatur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3.5cm">
            <text:p text:style-name="P3"><text:span text:style-name="T3">Preicipi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4.5cm">
            <text:p text:style-name="P3"><text:span text:style-name="T3">Win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5.5cm">
            <text:p text:style-name="P3"><text:span text:style-name="T3">Cloudines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0.75cm" svg:x="2.005cm" svg:y="8.6cm">
            <text:p text:style-name="P3"><text:span text:style-name="T3">Global radia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5cm" svg:height="5.25cm" svg:x="6.005cm" svg:y="2.2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4" draw:text-style-name="P5" draw:layer="layout" svg:x1="6.505cm" svg:y1="4.87cm" svg:x2="9.005cm" svg:y2="4.87cm">
            <text:p/>
          </draw:line>
          <draw:custom-shape draw:style-name="gr5" draw:text-style-name="P6" draw:layer="layout" svg:width="4cm" svg:height="0.75cm" svg:x="9.005cm" svg:y="4.5cm">
            <text:p text:style-name="P1"><text:span text:style-name="T1">GWGE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5cm" svg:height="5cm" svg:x="16.005cm" svg:y="1.8cm">
            <text:p text:style-name="P7"><text:span text:style-name="T4">Generated daily valu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cm" svg:height="0.75cm" svg:x="16.505cm" svg:y="2.8cm">
            <text:p text:style-name="P3"><text:span text:style-name="T3">Temperatur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cm" svg:height="0.75cm" svg:x="16.505cm" svg:y="3.8cm">
            <text:p text:style-name="P3"><text:span text:style-name="T3">Precipit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cm" svg:height="0.75cm" svg:x="16.505cm" svg:y="4.8cm">
            <text:p text:style-name="P3"><text:span text:style-name="T3">Win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cm" svg:height="0.75cm" svg:x="16.505cm" svg:y="5.8cm">
            <text:p text:style-name="P3"><text:span text:style-name="T3">Cloudiness</text:span></text:p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13.005cm" svg:y1="4.87cm" svg:x2="16.005cm" svg:y2="4.87cm">
            <text:p/>
          </draw:line>
          <draw:frame draw:style-name="gr9" draw:text-style-name="P11" draw:layer="layout" svg:width="4cm" svg:height="0.75cm" svg:x="9.005cm" svg:y="5.25cm">
            <draw:text-box>
              <text:p text:style-name="P10"><text:span text:style-name="T5">Sommer &amp; Kaplan (2017)</text:span></text:p>
            </draw:text-box>
          </draw:frame>
          <draw:custom-shape draw:style-name="gr10" draw:text-style-name="P13" draw:layer="layout" svg:width="4cm" svg:height="1.001cm" svg:x="9.006cm" svg:y="11cm">
            <text:p text:style-name="P12"><text:span text:style-name="T6">Daily radiation comput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5" draw:layer="layout" svg:x1="21cm" svg:y1="11.5cm" svg:x2="21cm" svg:y2="9.9cm">
            <text:p/>
          </draw:line>
          <draw:custom-shape draw:style-name="gr13" draw:text-style-name="P20" draw:layer="layout" svg:width="9.99cm" svg:height="2.3cm" svg:x="16.005cm" svg:y="7.6cm">
            <text:p text:style-name="P7"><text:span text:style-name="T4">Computed daily valu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0.75cm" svg:x="21.505cm" svg:y="8.6cm">
            <text:p text:style-name="P3"><text:span text:style-name="T3">TOA radia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0.75cm" svg:x="16.505cm" svg:y="8.6cm">
            <text:p text:style-name="P3"><text:span text:style-name="T3">Global radiation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21.498cm" svg:y1="8.97cm" svg:x2="20.498cm" svg:y2="8.97cm">
            <text:p/>
          </draw:line>
          <draw:line draw:style-name="gr16" draw:text-style-name="P5" draw:layer="layout" svg:x1="18.505cm" svg:y1="8.57cm" svg:x2="18.505cm" svg:y2="6.79cm">
            <text:p/>
          </draw:line>
          <draw:frame draw:style-name="gr17" draw:text-style-name="P17" draw:layer="layout" svg:width="4cm" svg:height="0.611cm" svg:x="9.005cm" svg:y="12cm">
            <draw:text-box>
              <text:p text:style-name="P10"><text:span text:style-name="T5">Kaplan et al. (2016)</text:span></text:p>
            </draw:text-box>
          </draw:frame>
          <draw:line draw:style-name="gr18" draw:text-style-name="P5" draw:layer="layout" svg:x1="6.005cm" svg:y1="9cm" svg:x2="16.505cm" svg:y2="9cm">
            <text:p/>
          </draw:line>
          <draw:frame draw:style-name="gr20" draw:text-style-name="P19" draw:layer="layout" svg:width="4cm" svg:height="0.75cm" svg:x="9.755cm" svg:y="9cm">
            <draw:text-box>
              <text:p text:style-name="P18"><text:span text:style-name="T7">Validation </text:span><text:span text:style-name="T8">?</text:span></text:p>
            </draw:text-box>
          </draw:frame>
          <draw:custom-shape draw:style-name="gr2" draw:text-style-name="P4" draw:layer="layout" svg:width="4cm" svg:height="0.75cm" svg:x="2.005cm" svg:y="6.5cm">
            <text:p text:style-name="P3"><text:span text:style-name="T3">Number of wet day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4cm" svg:height="1cm" svg:x="2.005cm" svg:y="11cm">
            <text:p text:style-name="P3"><text:span text:style-name="T3">Boundary conditions</text:span></text:p>
            <draw:enhanced-geometry svg:viewBox="0 0 21600 21600" draw:type="rectangle" draw:enhanced-path="M 0 0 L 21600 0 21600 21600 0 21600 0 0 Z N"/>
          </draw:custom-shape>
          <draw:line draw:style-name="gr22" draw:text-style-name="P5" draw:layer="layout" svg:x1="21cm" svg:y1="11.5cm" svg:x2="13.005cm" svg:y2="11.5cm">
            <text:p/>
          </draw:line>
          <draw:line draw:style-name="gr22" draw:text-style-name="P5" draw:layer="layout" svg:x1="9.005cm" svg:y1="11.5cm" svg:x2="6.005cm" svg:y2="11.5cm">
            <text:p/>
          </draw:line>
          <draw:frame draw:style-name="gr17" draw:text-style-name="P17" draw:layer="layout" svg:width="4cm" svg:height="0.611cm" svg:x="2.005cm" svg:y="12.401cm">
            <draw:text-box>
              <text:p text:style-name="P10"><text:span text:style-name="T5">Armstrong et al. (2019)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0-18T09:53:50.442000000</meta:creation-date>
    <dc:date>2023-01-16T16:23:51.627000000</dc:date>
    <dc:creator>Victor Van der Meersch</dc:creator>
    <meta:editing-duration>PT6H25M44S</meta:editing-duration>
    <meta:editing-cycles>10</meta:editing-cycles>
    <meta:generator>LibreOffice/7.3.7.2$Windows_X86_64 LibreOffice_project/e114eadc50a9ff8d8c8a0567d6da8f454beeb84f</meta:generator>
    <meta:document-statistic meta:object-count="65"/>
  </office:meta>
</office:document-meta>
</file>